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19_12-52-03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7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19_16-19-31_000.jpg</text:p>
          </table:table-cell>
          <table:table-cell table:style-name="ce17" office:value-type="string">
            <text:p>:m RES 1*1 / free# JVEMV6 73#_10 / 73. ai / w:~,topic=decision-tree,other=~,think~,doc=d-1#5</text:p>
          </table:table-cell>
          <table:table-cell table:style-name="ce4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7" table:formula="of:=IF([.E3]=&quot;&quot;;[.C3];CONCATENATE([.C3];&quot; / &quot;;[.E3]))" office:value-type="string" office:string-value=":m RES 1*1 / free# JVEMV6 73#_10 / 73. ai / w:~,topic=decision-tree,other=~,think~,doc=d-1#5">
            <text:p>:m RES 1*1 / free# JVEMV6 73#_10 / 73. ai / w:~,topic=decision-tree,other=~,think~,doc=d-1#5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19_17-52-36_000.jpg</text:p>
          </table:table-cell>
          <table:table-cell table:style-name="ce20" office:value-type="string">
            <text:p>:m RES 1*1 / free# JVEMV6 70#_45 / 70. CO2 / w:methy-teritiaer-butylether;ether;propane,topic=~,other=~,think~,doc=r-15-3-2#2.7</text:p>
          </table:table-cell>
          <table:table-cell table:style-name="ce19"/>
          <table:table-cell table:style-name="ce4"/>
          <table:table-cell table:style-name="ce4" office:value-type="string">
            <text:p>N-35-35-28.601074 E-139-34-49.434814</text:p>
          </table:table-cell>
          <table:table-cell table:style-name="ce37" table:formula="of:=IF([.E4]=&quot;&quot;;[.C4];CONCATENATE([.C4];&quot; / &quot;;[.E4]))" office:value-type="string" office:string-value=":m RES 1*1 / free# JVEMV6 70#_45 / 70. CO2 / w:methy-teritiaer-butylether;ether;propane,topic=~,other=~,think~,doc=r-15-3-2#2.7">
            <text:p>:m RES 1*1 / free# JVEMV6 70#_45 / 70. CO2 / w:methy-teritiaer-butylether;ether;propane,topic=~,other=~,think~,doc=r-15-3-2#2.7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19_19-14-50_000.jpg</text:p>
          </table:table-cell>
          <table:table-cell table:style-name="ce18" office:value-type="string">
            <text:p>:m :篠笛,shinobue 1-3*3 / session-memo / s.1:prac,for=high-&gt;h-1,tempo=80 \\\ s.2: todays-melody,genr=~,for=~,key=Em,tempo=80,R=~,i.f.=~ \\\ s.3:todays-melody,genr=~,for=~,key=D,tempo=80~75,R=~,i.f.=~ \\\ s.4:prac,for=指打ち,tempo=75,R=1 \\\ s.5:prac,for=つるべ下がり,tempo=75,R=2</text:p>
          </table:table-cell>
          <table:table-cell table:style-name="ce17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7" table:formula="of:=IF([.E5]=&quot;&quot;;[.C5];CONCATENATE([.C5];&quot; / &quot;;[.E5]))" office:value-type="string" office:string-value=":m :篠笛,shinobue 1-3*3 / session-memo / s.1:prac,for=high-&gt;h-1,tempo=80 \\\ s.2: todays-melody,genr=~,for=~,key=Em,tempo=80,R=~,i.f.=~ \\\ s.3:todays-melody,genr=~,for=~,key=D,tempo=80~75,R=~,i.f.=~ \\\ s.4:prac,for=指打ち,tempo=75,R=1 \\\ s.5:prac,for=つるべ下がり,tempo=75,R=2">
            <text:p>:m :篠笛,shinobue 1-3*3 / session-memo / s.1:prac,for=high-&gt;h-1,tempo=80 \\\ s.2: todays-melody,genr=~,for=~,key=Em,tempo=80,R=~,i.f.=~ \\\ s.3:todays-melody,genr=~,for=~,key=D,tempo=80~75,R=~,i.f.=~ \\\ s.4:prac,for=指打ち,tempo=75,R=1 \\\ s.5:prac,for=つるべ下がり,tempo=75,R=2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19_20-35-4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7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20_01-05-07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7" table:formula="of:=IF([.E7]=&quot;&quot;;[.C7];CONCATENATE([.C7];&quot; / &quot;;[.E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20_01-05-14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7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19_19-01-09_000.mp4</text:p>
          </table:table-cell>
          <table:table-cell table:style-name="ce17" office:value-type="string">
            <text:p>:VIDEO / @自室 / 記録 / jap.flute / 演奏、play / f-2021-0419-1 / genr=demo:tech:指打ち,tempo=75,R=1</text:p>
          </table:table-cell>
          <table:table-cell table:style-name="ce19"/>
          <table:table-cell table:style-name="ce4"/>
          <table:table-cell table:style-name="ce4"/>
          <table:table-cell table:style-name="ce37" table:formula="of:=IF([.E9]=&quot;&quot;;[.C9];CONCATENATE([.C9];&quot; / &quot;;[.E9]))" office:value-type="string" office:string-value=":VIDEO / @自室 / 記録 / jap.flute / 演奏、play / f-2021-0419-1 / genr=demo:tech:指打ち,tempo=75,R=1">
            <text:p>:VIDEO / @自室 / 記録 / jap.flute / 演奏、play / f-2021-0419-1 / genr=demo:tech:指打ち,tempo=75,R=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19_19-02-06_000.mp4</text:p>
          </table:table-cell>
          <table:table-cell table:style-name="ce17" office:value-type="string">
            <text:p>:VIDEO / @自室 / 記録 / jap.flute / 演奏、play / f-2021-0419-2 / genr=demo:tech:つるべ下がり,tempo=75,R=2</text:p>
          </table:table-cell>
          <table:table-cell table:style-name="ce17"/>
          <table:table-cell table:style-name="ce4"/>
          <table:table-cell table:style-name="ce4"/>
          <table:table-cell table:style-name="ce37" table:formula="of:=IF([.E10]=&quot;&quot;;[.C10];CONCATENATE([.C10];&quot; / &quot;;[.E10]))" office:value-type="string" office:string-value=":VIDEO / @自室 / 記録 / jap.flute / 演奏、play / f-2021-0419-2 / genr=demo:tech:つるべ下がり,tempo=75,R=2">
            <text:p>:VIDEO / @自室 / 記録 / jap.flute / 演奏、play / f-2021-0419-2 / genr=demo:tech:つるべ下がり,tempo=75,R=2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0">2021/04/20</text:date>, <text:time>09:17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20T09:17:39.16</dc:date>
    <dc:creator>iwabuchi ken</dc:creator>
    <meta:editing-duration>P32DT19H8M54S</meta:editing-duration>
    <meta:editing-cycles>12184</meta:editing-cycles>
    <meta:document-statistic meta:table-count="1" meta:cell-count="344" meta:object-count="0"/>
  </office:meta>
</office:document-meta>
</file>